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padding="0.0193in" fo:border="0.0008in solid #d9d9e3"/>
    </style:style>
    <style:style style:name="P2" style:family="paragraph" style:parent-style-name="Standard">
      <style:paragraph-properties fo:margin-top="0in" fo:margin-bottom="0.1965in" fo:padding="0.0193in" fo:border="0.0008in solid #d9d9e3"/>
    </style:style>
    <style:style style:name="P3" style:family="paragraph" style:parent-style-name="Text_20_body">
      <style:paragraph-properties fo:padding="0.0193in" fo:border="0.0008in solid #d9d9e3"/>
    </style:style>
    <style:style style:name="P4" style:family="paragraph" style:parent-style-name="Text_20_body" style:list-style-name="L1">
      <style:paragraph-properties fo:padding="0.0193in" fo:border="0.0008in solid #d9d9e3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hp что ето и из чего состоит, полная картина</text:p>
      <text:p text:style-name="P1">ChatGPT</text:p>
      <text:p text:style-name="P2">ChatGPT</text:p>
      <text:p text:style-name="P3">PHP - это язык программирования общего назначения, который часто используется для создания динамических веб-сайтов или веб-приложений. Он был создан для генерации веб-страниц на стороне сервера, и с тех пор стал одним из наиболее популярных языков программирования в веб-разработке.</text:p>
      <text:p text:style-name="P3">PHP состоит из нескольких ключевых компонентов:</text:p>
      <text:list xml:id="list3099449162043689158" text:style-name="L1">
        <text:list-item>
          <text:p text:style-name="P4"><text:span text:style-name="Strong_20_Emphasis">Синтаксис:</text:span> Он основан на синтаксисе C и похож на другие языки программирования, такие как C, Java и Perl.</text:p>
        </text:list-item>
        <text:list-item>
          <text:p text:style-name="P4"><text:span text:style-name="Strong_20_Emphasis">Встроенные функции:</text:span> PHP имеет огромную библиотеку встроенных функций, которые упрощают многие задачи, такие как работа с базами данных, строками, файлами и т.д.</text:p>
        </text:list-item>
        <text:list-item>
          <text:p text:style-name="P4"><text:span text:style-name="Strong_20_Emphasis">Поддержка различных баз данных:</text:span> Он обладает мощными возможностями для работы с большинством популярных баз данных, таких как MySQL, PostgreSQL, SQLite и других.</text:p>
        </text:list-item>
        <text:list-item>
          <text:p text:style-name="P4"><text:span text:style-name="Strong_20_Emphasis">Взаимодействие с веб-сервером:</text:span> PHP может работать с различными веб-серверами, такими как Apache, Nginx и другими, для обработки запросов и генерации динамических веб-страниц.</text:p>
        </text:list-item>
        <text:list-item>
          <text:p text:style-name="P4"><text:span text:style-name="Strong_20_Emphasis">Расширяемость:</text:span> Существует большое количество расширений и фреймворков для PHP, что делает его гибким и позволяет разработчикам создавать разнообразные приложения.</text:p>
        </text:list-item>
        <text:list-item>
          <text:p text:style-name="P4"><text:span text:style-name="Strong_20_Emphasis">Объектно-ориентированное программирование (ООП):</text:span> PHP поддерживает ООП, что позволяет разработчикам писать более модульный и масштабируемый код.</text:p>
        </text:list-item>
        <text:list-item>
          <text:p text:style-name="P4"><text:span text:style-name="Strong_20_Emphasis">Сессии и куки:</text:span> PHP обеспечивает механизмы работы с сессиями и куками для отслеживания состояния пользователя и хранения информации между запросами.</text:p>
        </text:list-item>
        <text:list-item>
          <text:p text:style-name="P4"><text:span text:style-name="Strong_20_Emphasis">Шаблонизация:</text:span> Существует множество шаблонизаторов в PHP, таких как Smarty, которые облегчают разделение логики и представления веб-страниц.</text:p>
        </text:list-item>
      </text:list>
      <text:p text:style-name="P3">PHP является мощным инструментом для веб-разработки благодаря своей гибкости, простоте использования и широкому функционалу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6S</meta:editing-duration>
    <meta:editing-cycles>3</meta:editing-cycles>
    <meta:generator>OpenOffice/4.1.14$Win32 OpenOffice.org_project/4114m1$Build-9811</meta:generator>
    <dc:date>2023-11-24T19:12:32.82</dc:date>
    <meta:document-statistic meta:table-count="0" meta:image-count="0" meta:object-count="0" meta:page-count="1" meta:paragraph-count="14" meta:word-count="231" meta:character-count="1718"/>
    <dc:creator>Dima Wide</dc:creator>
    <meta:user-defined meta:name="Info 1"/>
    <meta:user-defined meta:name="Info 2"/>
    <meta:user-defined meta:name="Info 3"/>
    <meta:user-defined meta:name="Info 4"/>
  </office:meta>
</office:document-meta>
</file>